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3.149cm"/>
    </style:style>
    <style:style style:name="co3" style:family="table-column">
      <style:table-column-properties fo:break-before="auto" style:column-width="4.274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2.434cm"/>
    </style:style>
    <style:style style:name="co6" style:family="table-column">
      <style:table-column-properties fo:break-before="auto" style:column-width="2.263cm"/>
    </style:style>
    <style:style style:name="co7" style:family="table-column">
      <style:table-column-properties fo:break-before="auto" style:column-width="3.336cm"/>
    </style:style>
    <style:style style:name="co8" style:family="table-column">
      <style:table-column-properties fo:break-before="auto" style:column-width="2.011cm"/>
    </style:style>
    <style:style style:name="co10" style:family="table-column">
      <style:table-column-properties fo:break-before="auto" style:column-width="4.745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Foglio1" table:style-name="ta3">
        <table:table-column table:style-name="co2" table:default-cell-style-name="ce5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10" table:default-cell-style-name="ce8"/>
        <table:table-column table:style-name="co9" table:number-columns-repeated="6" table:default-cell-style-name="ce8"/>
        <table:table-column table:style-name="co9" table:number-columns-repeated="1010" table:default-cell-style-name="ce10"/>
        <table:table-row table:style-name="ro3">
          <table:table-cell table:style-name="ce2" office:value-type="string" calcext:value-type="string">
            <text:p>Table Name</text:p>
          </table:table-cell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Primary</text:p>
          </table:table-cell>
          <table:table-cell table:style-name="ce2" office:value-type="string" calcext:value-type="string">
            <text:p>Foreign Key</text:p>
          </table:table-cell>
          <table:table-cell table:style-name="ce2" office:value-type="string" calcext:value-type="string">
            <text:p>Not Null</text:p>
          </table:table-cell>
          <table:table-cell table:style-name="ce2" office:value-type="string" calcext:value-type="string">
            <text:p>Description</text:p>
          </table:table-cell>
          <table:table-cell table:style-name="ce2" table:number-columns-repeated="6"/>
          <table:table-cell table:style-name="ce9" table:number-columns-repeated="1010"/>
        </table:table-row>
        <table:table-row table:style-name="ro4">
          <table:table-cell table:style-name="ce3" office:value-type="string" calcext:value-type="string">
            <text:p>Utente</text:p>
          </table:table-cell>
          <table:table-cell table:style-name="ce6" office:value-type="string" calcext:value-type="string">
            <text:p>IDUtente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EmailUtent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PasswordUtent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NomeUtent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CognomeUtent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DataNascitaUten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NumeroTesseraUtente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Libro</text:p>
          </table:table-cell>
          <table:table-cell table:style-name="ce6" office:value-type="string" calcext:value-type="string">
            <text:p>IDLibro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6" office:value-type="string" calcext:value-type="string">
            <text:p>TitoloLibro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6" office:value-type="string" calcext:value-type="string">
            <text:p>CopertinaLibro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200" calcext:value-type="float">
            <text:p>200</text:p>
          </table:table-cell>
          <table:table-cell table:number-columns-repeated="3" table:style-name="ce6" office:value-type="string" calcext:value-type="string">
            <text:p>No</text:p>
          </table:table-cell>
          <table:table-cell office:value-type="string" calcext:value-type="string">
            <text:p>The path to the cover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6" office:value-type="string" calcext:value-type="string">
            <text:p>GenereLibro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CodiceIsbnLibro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DescrizioneLibro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0" calcext:value-type="float">
            <text:p>50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Prestito</text:p>
          </table:table-cell>
          <table:table-cell table:style-name="ce6" office:value-type="string" calcext:value-type="string">
            <text:p>IDPrestito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office:value-type="string" calcext:value-type="string">
            <text:p>Utente ↔ Libro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7" office:value-type="string" calcext:value-type="string">
            <text:p>IDUtente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IDLibro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DataInizioPrestito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DataFinePrestito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Autore</text:p>
          </table:table-cell>
          <table:table-cell table:style-name="ce7" office:value-type="string" calcext:value-type="string">
            <text:p>IDAutore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7" office:value-type="string" calcext:value-type="string">
            <text:p>NomeAutor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7" office:value-type="string" calcext:value-type="string">
            <text:p>CognomeAutor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FotoAutor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200" calcext:value-type="float">
            <text:p>200</text:p>
          </table:table-cell>
          <table:table-cell table:number-columns-repeated="3" table:style-name="ce6" office:value-type="string" calcext:value-type="string">
            <text:p>No</text:p>
          </table:table-cell>
          <table:table-cell office:value-type="string" calcext:value-type="string">
            <text:p>The path to the photo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6" office:value-type="string" calcext:value-type="string">
            <text:p>DataNascitaAutor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BiografiaAutor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1000" calcext:value-type="float">
            <text:p>100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Scrivere</text:p>
          </table:table-cell>
          <table:table-cell table:style-name="ce6" office:value-type="string" calcext:value-type="string">
            <text:p>IDScrivere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office:value-type="string" calcext:value-type="string">
            <text:p>Autore ↔ Libro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6" office:value-type="string" calcext:value-type="string">
            <text:p>IDLibro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IDAutore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5" table:number-rows-repeated="1048524">
          <table:table-cell table:number-columns-repeated="1024"/>
        </table:table-row>
        <table:table-row table:style-name="ro6" table:number-rows-repeated="2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oglio2" table:style-name="ta2">
        <table:table-column table:style-name="co9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3" table:style-name="ta2">
        <table:table-column table:style-name="co9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4">00/00/0000</text:date>, <text:time style:data-style-name="N2" text:time-value="0000-00-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meta:creation-date>2013-06-13T19:28:45.13</meta:creation-date>
    <meta:editing-duration>PT1H7M29S</meta:editing-duration>
    <meta:editing-cycles>14</meta:editing-cycles>
    <dc:date>2014-01-24T02:18:20.156000000</dc:date>
    <meta:document-statistic meta:table-count="3" meta:cell-count="179" meta:object-count="0"/>
  </office:meta>
</office:document-meta>
</file>